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19c0" officeooo:paragraph-rsid="002d19c0"/>
    </style:style>
    <style:style style:name="P2" style:family="paragraph" style:parent-style-name="Text_20_body">
      <style:text-properties officeooo:rsid="002d19c0" officeooo:paragraph-rsid="0032111a"/>
    </style:style>
    <style:style style:name="P3" style:family="paragraph" style:parent-style-name="Heading_20_3">
      <style:text-properties officeooo:paragraph-rsid="0032111a"/>
    </style:style>
    <style:style style:name="P4" style:family="paragraph" style:parent-style-name="Heading_20_3">
      <style:paragraph-properties fo:margin-top="0.25cm" fo:margin-bottom="0.101cm" loext:contextual-spacing="false"/>
    </style:style>
    <style:style style:name="P5" style:family="paragraph" style:parent-style-name="Text_20_body">
      <style:text-properties officeooo:rsid="002d19c0"/>
    </style:style>
    <style:style style:name="P6" style:family="paragraph" style:parent-style-name="Heading_20_1" style:master-page-name="Right_20_Page">
      <style:paragraph-properties style:page-number="auto"/>
      <style:text-properties officeooo:rsid="003495b0" officeooo:paragraph-rsid="003495b0"/>
    </style:style>
    <style:style style:name="P7" style:family="paragraph" style:parent-style-name="Heading_20_3">
      <style:text-properties officeooo:rsid="002d19c0"/>
    </style:style>
    <style:style style:name="P8" style:family="paragraph" style:parent-style-name="Heading_20_3">
      <style:paragraph-properties fo:margin-top="3.2cm" fo:margin-bottom="0.25cm" loext:contextual-spacing="false"/>
    </style:style>
    <style:style style:name="T1" style:family="text">
      <style:text-properties officeooo:rsid="002c5807"/>
    </style:style>
    <style:style style:name="T2" style:family="text">
      <style:text-properties officeooo:rsid="003495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Heroes</text:h>
      <text:p text:style-name="Heading_20_2">(<text:span text:style-name="T2">David Bowie</text:span>)</text:p>
      <text:p text:style-name="P7">[INTRO]</text:p>
      <text:p text:style-name="P5">D <text:s/>G <text:s/>D <text:s/>G</text:p>
      <text:p text:style-name="Heading_20_3">[VERSE 1]</text:p>
      <text:p text:style-name="P5">D <text:s text:c="19"/>G</text:p>
      <text:p text:style-name="P5">I - I wish you could swim</text:p>
      <text:p text:style-name="P5"><text:s text:c="9"/>D <text:s text:c="27"/>G</text:p>
      <text:p text:style-name="P5">Like the dolphins - like dolphins can swim</text:p>
      <text:p text:style-name="P5"><text:s text:c="7"/>C <text:s text:c="31"/>D</text:p>
      <text:p text:style-name="P5">Though nothing - nothing will keep us together</text:p>
      <text:p text:style-name="P5"><text:s text:c="7"/>Am <text:s text:c="6"/>Em <text:s text:c="10"/>D</text:p>
      <text:p text:style-name="P5">We can beat them forever and ever</text:p>
      <text:p text:style-name="P5"><text:s text:c="13"/>C <text:s text:c="4"/>G <text:s text:c="12"/>D</text:p>
      <text:p text:style-name="P5">Oh we can be Heroes just for one day</text:p>
      <text:p text:style-name="P5">[Instrumental]</text:p>
      <text:p text:style-name="P5">D <text:s/>G <text:s/>D <text:s/>G</text:p>
      <text:p text:style-name="Heading_20_3">[VERSE 2]</text:p>
      <text:p text:style-name="P5">D <text:s text:c="12"/>G </text:p>
      <text:p text:style-name="P5">I - I will be King</text:p>
      <text:p text:style-name="P5"><text:s text:c="4"/>D <text:s text:c="16"/>G</text:p>
      <text:p text:style-name="P5">And you - you will be Queen</text:p>
      <text:p text:style-name="P5"><text:s text:c="4"/>C <text:s text:c="23"/>D</text:p>
      <text:p text:style-name="P5">For nothing will drive them away</text:p>
      <text:p text:style-name="P5"><text:s text:c="10"/>Am <text:s text:c="5"/>Em <text:s text:c="12"/>D</text:p>
      <text:p text:style-name="P5">We can be Heroes - just for one day</text:p>
      <text:p text:style-name="P5"><text:s text:c="10"/>C <text:s text:c="6"/>G <text:s text:c="12"/>D</text:p>
      <text:p text:style-name="P5">We can be honest - just for one day</text:p>
      <text:p text:style-name="P8"><text:soft-page-break/>[VERSE 3]</text:p>
      <text:p text:style-name="P5">D <text:s text:c="10"/>G</text:p>
      <text:p text:style-name="P5">I - I can remember (I remember)</text:p>
      <text:p text:style-name="P5">D <text:s text:c="14"/>G</text:p>
      <text:p text:style-name="P5">Standing by the wall (By the wall)</text:p>
      <text:p text:style-name="P5"><text:s text:c="8"/>D <text:s text:c="11"/>G</text:p>
      <text:p text:style-name="P5">And the guards shot above our heads (Over our heads)</text:p>
      <text:p text:style-name="P5"><text:s text:c="7"/>D <text:s text:c="29"/>G</text:p>
      <text:p text:style-name="P5">And we kissed as though nothing would fall (Nothing could fall)</text:p>
      <text:p text:style-name="Heading_20_3">[BRIDGE]</text:p>
      <text:p text:style-name="P5"><text:s text:c="8"/>C <text:s text:c="15"/>D</text:p>
      <text:p text:style-name="P5">And the shame was on the other side</text:p>
      <text:p text:style-name="P5"><text:s text:c="10"/>Am <text:s text:c="10"/>Em <text:s text:c="6"/>D</text:p>
      <text:p text:style-name="P5">Oh we can beat them forever and ever</text:p>
      <text:p text:style-name="P5"><text:s text:c="15"/>C <text:s text:c="5"/>G <text:s text:c="11"/>D</text:p>
      <text:p text:style-name="P5">Then we can be Heroes just for one day</text:p>
      <text:p text:style-name="Heading_20_3">[INSTRUMENTAL]</text:p>
      <text:p text:style-name="P5">D <text:s/>G <text:s/>D <text:s/>G </text:p>
      <text:p text:style-name="Heading_20_3">[OUTRO]</text:p>
      <text:p text:style-name="P5">D <text:s text:c="8"/>G <text:s text:c="5"/>D</text:p>
      <text:p text:style-name="P5">We can be Heroes</text:p>
      <text:p text:style-name="P5"><text:s text:c="10"/>G <text:s text:c="5"/>D</text:p>
      <text:p text:style-name="P5">We can be Heroes</text:p>
      <text:p text:style-name="P5"><text:s text:c="10"/>G <text:s text:c="18"/>D</text:p>
      <text:p text:style-name="P5">We can be Heroes just for one day</text:p>
      <text:p text:style-name="P5"><text:s text:c="10"/>G</text:p>
      <text:p text:style-name="P5">We can be Hero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19M57S</meta:editing-duration>
    <meta:editing-cycles>37</meta:editing-cycles>
    <meta:generator>LibreOffice/6.0.1.1$MacOSX_X86_64 LibreOffice_project/60bfb1526849283ce2491346ed2aa51c465abfe6</meta:generator>
    <dc:title>Lyrics + Chords</dc:title>
    <dc:date>2018-03-09T09:42:33.611985357</dc:date>
    <meta:print-date>2017-04-03T12:23:29.985893000</meta:print-date>
    <meta:document-statistic meta:table-count="0" meta:image-count="0" meta:object-count="0" meta:page-count="2" meta:paragraph-count="55" meta:word-count="230" meta:character-count="1392" meta:non-whitespace-character-count="72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